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_20_concave" draw:marker-end-width="0.2cm" draw:fill="solid" draw:fill-color="#9999ff" draw:textarea-horizontal-align="center" draw:textarea-vertical-align="middle"/>
    </style:style>
    <style:style style:name="gr8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family="'Trebuchet MS'" style:font-style-name="Обычный" style:font-family-generic="swiss" style:font-pitch="variable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5cm" svg:height="0.5cm" svg:x="9.5cm" svg:y="1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id="id2" draw:layer="layout" svg:width="1.5cm" svg:height="0.5cm" svg:x="9cm" svg:y="2.5cm">
          <text:p text:style-name="P2"><text:span text:style-name="T1">Notifica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1.5cm" svg:height="1.5cm" svg:x="12cm" svg:y="1.5cm">
          <text:p text:style-name="P2"><text:span text:style-name="T1">Sources are:</text:span></text:p>
          <text:p text:style-name="P2"><text:span text:style-name="T1">SMPP server;</text:span></text:p>
          <text:p text:style-name="P2"><text:span text:style-name="T1">Interfaces;</text:span></text:p>
          <text:p text:style-name="P2"><text:span text:style-name="T1">Get Old process;</text:span></text:p>
          <text:p text:style-name="P2"><text:span text:style-name="T1">SR Execution.</text:span></text:p>
          <draw:enhanced-geometry svg:viewBox="0 0 21600 21600" draw:text-areas="800 800 20800 20800" draw:type="round-rectangular-callout" draw:modifiers="-21571.2191872085 17498.7341772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id="id3" draw:layer="layout" svg:width="1.5cm" svg:height="0.5cm" svg:x="9cm" svg:y="3.5cm">
          <text:p text:style-name="P2"><text:span text:style-name="T1">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draw:id="id4" draw:layer="layout" svg:width="2.5cm" svg:height="0.5cm" svg:x="8.5cm" svg:y="4.5cm">
          <text:p text:style-name="P2"><text:span text:style-name="T1">Creation of S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id="id8" draw:layer="layout" svg:width="1.5cm" svg:height="0.5cm" svg:x="7.5cm" svg:y="8.5cm">
          <text:p text:style-name="P2"><text:span text:style-name="T1">SR Executio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1" draw:id="id5" draw:layer="layout" svg:width="1.5cm" svg:height="1.5cm" svg:x="9cm" svg:y="5.5cm">
          <text:p text:style-name="P2"><text:span text:style-name="T1">Check</text:span></text:p>
          <text:p text:style-name="P2"><text:span text:style-name="T1">clean-up</text:span></text:p>
          <text:p text:style-name="P2"><text:span text:style-name="T1">flag,</text:span></text:p>
          <text:p text:style-name="P2"><text:span text:style-name="T1">if ..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id="id7" draw:layer="layout" svg:width="1.5cm" svg:height="0.5cm" svg:x="10.5cm" svg:y="7.5cm">
          <text:p text:style-name="P2"><text:span text:style-name="T1">Set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1" draw:id="id6" draw:layer="layout" svg:width="1.5cm" svg:height="0.5cm" svg:x="7.5cm" svg:y="7.5cm">
          <text:p text:style-name="P2"><text:span text:style-name="T1">Not set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1" draw:id="id9" draw:layer="layout" svg:width="1.5cm" svg:height="0.5cm" svg:x="10.5cm" svg:y="8.5cm">
          <text:p text:style-name="P2"><text:span text:style-name="T1">SR Clearanc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" draw:text-style-name="P1" draw:layer="layout" svg:x1="9.749cm" svg:y1="2cm" svg:x2="9.749cm" svg:y2="2.5cm" draw:start-shape="id1" draw:start-glue-point="8" draw:end-shape="id2" draw:end-glue-point="4" svg:d="m9749 2000v500">
          <text:p/>
        </draw:connector>
        <draw:connector draw:style-name="gr7" draw:text-style-name="P1" draw:layer="layout" svg:x1="9.749cm" svg:y1="2.97cm" svg:x2="9.749cm" svg:y2="3.5cm" draw:start-shape="id2" draw:start-glue-point="6" draw:end-shape="id3" draw:end-glue-point="4" svg:d="m9749 2970v530">
          <text:p/>
        </draw:connector>
        <draw:connector draw:style-name="gr7" draw:text-style-name="P1" draw:layer="layout" svg:x1="9.749cm" svg:y1="3.96cm" svg:x2="9.749cm" svg:y2="4.5cm" draw:start-shape="id3" draw:start-glue-point="6" draw:end-shape="id4" draw:end-glue-point="4" svg:d="m9749 3960v540">
          <text:p/>
        </draw:connector>
        <draw:connector draw:style-name="gr7" draw:text-style-name="P1" draw:layer="layout" svg:x1="9.749cm" svg:y1="5cm" svg:x2="9.749cm" svg:y2="5.5cm" draw:start-shape="id4" draw:start-glue-point="6" draw:end-shape="id5" draw:end-glue-point="4" svg:d="m9749 5000v500">
          <text:p/>
        </draw:connector>
        <draw:connector draw:style-name="gr7" draw:text-style-name="P1" draw:layer="layout" svg:x1="9cm" svg:y1="6.249cm" svg:x2="8.249cm" svg:y2="7.5cm" draw:start-shape="id5" draw:start-glue-point="5" draw:end-shape="id6" draw:end-glue-point="4" svg:d="m9000 6249h-751v1251">
          <text:p/>
        </draw:connector>
        <draw:connector draw:style-name="gr7" draw:text-style-name="P1" draw:layer="layout" svg:x1="10.5cm" svg:y1="6.249cm" svg:x2="11.249cm" svg:y2="7.5cm" draw:start-shape="id5" draw:start-glue-point="7" draw:end-shape="id7" draw:end-glue-point="4" svg:d="m10500 6249h749v1251">
          <text:p/>
        </draw:connector>
        <draw:connector draw:style-name="gr7" draw:text-style-name="P1" draw:layer="layout" svg:x1="8.249cm" svg:y1="8cm" svg:x2="8.249cm" svg:y2="8.5cm" draw:start-shape="id6" draw:start-glue-point="6" draw:end-shape="id8" draw:end-glue-point="4" svg:d="m8249 8000v500">
          <text:p/>
        </draw:connector>
        <draw:connector draw:style-name="gr7" draw:text-style-name="P1" draw:layer="layout" svg:x1="11.249cm" svg:y1="8cm" svg:x2="11.249cm" svg:y2="8.5cm" draw:start-shape="id7" draw:start-glue-point="6" draw:end-shape="id9" draw:end-glue-point="4" svg:d="m11249 8000v500">
          <text:p/>
        </draw:connector>
        <draw:connector draw:style-name="gr8" draw:text-style-name="P2" draw:layer="layout" svg:x1="7.5cm" svg:y1="8.749cm" svg:x2="9cm" svg:y2="2.749cm" draw:start-shape="id8" draw:start-glue-point="5" draw:end-shape="id2" draw:end-glue-point="5" svg:d="m7500 8749h-501v-6000h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22M24S</meta:editing-duration>
    <meta:editing-cycles>9</meta:editing-cycles>
    <meta:generator>OpenOffice.org/3.1$Win32 OpenOffice.org_project/310m11$Build-9399</meta:generator>
    <dc:date>2010-02-16T19:15:52.70</dc:date>
    <dc:creator>Yerzhan Tulepov</dc:creator>
    <meta:document-statistic meta:object-count="19"/>
  </office:meta>
</office:document-meta>
</file>